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Arial3" fo:font-weight="bold" officeooo:rsid="000e5ead" officeooo:paragraph-rsid="0036fb4f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officeooo:paragraph-rsid="0036fb4f"/>
    </style:style>
    <style:style style:name="P3" style:family="paragraph" style:parent-style-name="Footer">
      <style:paragraph-properties fo:text-align="end" style:justify-single-word="false"/>
      <style:text-properties officeooo:rsid="000d270f" officeooo:paragraph-rsid="000d270f"/>
    </style:style>
    <style:style style:name="P4" style:family="paragraph" style:parent-style-name="Respuestas_20_preguntas">
      <style:text-properties style:font-name="Arial3"/>
    </style:style>
    <style:style style:name="P5" style:family="paragraph" style:parent-style-name="Respuestas_20_preguntas">
      <style:text-properties style:font-name="Arial3" officeooo:rsid="003cb3a7" officeooo:paragraph-rsid="003cb3a7"/>
    </style:style>
    <style:style style:name="P6" style:family="paragraph" style:parent-style-name="Respuestas_20_preguntas">
      <style:text-properties style:font-name="Arial3" officeooo:paragraph-rsid="003cb3a7"/>
    </style:style>
    <style:style style:name="P7" style:family="paragraph" style:parent-style-name="Respuestas_20_preguntas">
      <style:paragraph-properties>
        <style:tab-stops/>
      </style:paragraph-properties>
      <style:text-properties style:font-name="Arial3"/>
    </style:style>
    <style:style style:name="P8" style:family="paragraph" style:parent-style-name="Respuestas_20_preguntas">
      <style:text-properties style:font-name="Arial3" officeooo:rsid="003d4438" officeooo:paragraph-rsid="003d4438"/>
    </style:style>
    <style:style style:name="P9" style:family="paragraph" style:parent-style-name="Respuestas_20_preguntas">
      <style:text-properties style:font-name="Arial3" officeooo:rsid="00486143" officeooo:paragraph-rsid="00486143"/>
    </style:style>
    <style:style style:name="P10" style:family="paragraph" style:parent-style-name="Respuestas_20_preguntas">
      <style:text-properties style:font-name="Arial3" officeooo:rsid="0040d944" officeooo:paragraph-rsid="0040d944"/>
    </style:style>
    <style:style style:name="P11" style:family="paragraph" style:parent-style-name="Respuestas_20_preguntas">
      <style:text-properties fo:color="#0066b3" loext:opacity="100%" style:font-name="Arial3" fo:font-size="12pt" fo:font-weight="normal" style:font-size-asian="12pt" style:font-weight-asian="normal" style:font-size-complex="12pt" style:font-weight-complex="normal"/>
    </style:style>
    <style:style style:name="P12" style:family="paragraph" style:parent-style-name="Respuestas_20_preguntas">
      <style:text-properties officeooo:rsid="00458da0" officeooo:paragraph-rsid="00458da0"/>
    </style:style>
    <style:style style:name="P13" style:family="paragraph" style:parent-style-name="Respuestas_20_preguntas">
      <style:text-properties style:font-name="Arial1" officeooo:rsid="00458da0" officeooo:paragraph-rsid="00458da0"/>
    </style:style>
    <style:style style:name="P14" style:family="paragraph" style:parent-style-name="Respuestas_20_preguntas">
      <style:text-properties officeooo:rsid="0047ee09" officeooo:paragraph-rsid="0047ee09"/>
    </style:style>
    <style:style style:name="P15" style:family="paragraph" style:parent-style-name="Standard">
      <style:text-properties fo:color="#0066b3" loext:opacity="100%" style:font-name="Arial3" fo:font-size="12pt" fo:font-weight="normal" officeooo:paragraph-rsid="000d8045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Arial3"/>
    </style:style>
    <style:style style:name="P17" style:family="paragraph" style:parent-style-name="Standard">
      <style:text-properties style:font-name="Arial3" fo:font-size="12pt" style:font-size-asian="12pt" style:font-size-complex="12pt"/>
    </style:style>
    <style:style style:name="P18" style:family="paragraph" style:parent-style-name="Standard">
      <style:text-properties style:use-window-font-color="true" loext:opacity="0%" style:font-name="Arial3"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use-window-font-color="true" loext:opacity="0%" style:font-name="Arial3" fo:font-size="12pt" fo:font-weight="normal" officeooo:rsid="0041e8fe" officeooo:paragraph-rsid="0041e8fe" style:font-size-asian="12pt" style:font-weight-asian="normal" style:font-size-complex="12pt" style:font-weight-complex="normal"/>
    </style:style>
    <style:style style:name="P20" style:family="paragraph" style:parent-style-name="Titulos_20_Apartados">
      <style:text-properties style:font-name="Arial3"/>
    </style:style>
    <style:style style:name="P21" style:family="paragraph" style:parent-style-name="Preguntas" style:list-style-name="Numbering_20_123">
      <style:text-properties fo:color="#002751" loext:opacity="100%" style:font-name="Arial3" fo:font-size="12pt" fo:font-weight="normal" officeooo:paragraph-rsid="0035343d" style:font-size-asian="12pt" style:font-weight-asian="normal" style:font-size-complex="12pt" style:font-weight-complex="normal"/>
    </style:style>
    <style:style style:name="P22" style:family="paragraph" style:parent-style-name="Preguntas" style:list-style-name="Numbering_20_123">
      <style:text-properties style:font-name="Arial3" officeooo:paragraph-rsid="0035343d"/>
    </style:style>
    <style:style style:name="P23" style:family="paragraph" style:parent-style-name="Preguntas" style:list-style-name="">
      <style:text-properties style:font-name="Arial3" officeooo:paragraph-rsid="0035343d"/>
    </style:style>
    <style:style style:name="P24" style:family="paragraph" style:parent-style-name="Preguntas2">
      <style:text-properties style:font-name="Arial3"/>
    </style:style>
    <style:style style:name="P25" style:family="paragraph" style:parent-style-name="Preguntas2">
      <style:text-properties style:font-name="Arial3" officeooo:paragraph-rsid="0036fb4f"/>
    </style:style>
    <style:style style:name="P26" style:family="paragraph" style:parent-style-name="Preguntas2" style:list-style-name="">
      <style:text-properties style:font-name="Arial3" officeooo:paragraph-rsid="0036fb4f"/>
    </style:style>
    <style:style style:name="P27" style:family="paragraph" style:parent-style-name="Preguntas2" style:list-style-name="List_20_4">
      <style:text-properties style:font-name="Arial3"/>
    </style:style>
    <style:style style:name="P28" style:family="paragraph" style:parent-style-name="Preguntas2">
      <style:text-properties style:font-name="Arial3" officeooo:paragraph-rsid="0035343d"/>
    </style:style>
    <style:style style:name="P29" style:family="paragraph" style:parent-style-name="Referencias" style:list-style-name="List_20_5"/>
    <style:style style:name="P30" style:family="paragraph" style:parent-style-name="Respuestas_20_preguntas">
      <style:text-properties style:font-name="Arial3" officeooo:rsid="00523578" officeooo:paragraph-rsid="00523578"/>
    </style:style>
    <style:style style:name="P31" style:family="paragraph" style:parent-style-name="Respuestas_20_preguntas">
      <style:text-properties officeooo:rsid="005456d8" officeooo:paragraph-rsid="005456d8"/>
    </style:style>
    <style:style style:name="T1" style:family="text">
      <style:text-properties officeooo:rsid="000d270f"/>
    </style:style>
    <style:style style:name="T2" style:family="text">
      <style:text-properties style:font-name="Arial3"/>
    </style:style>
    <style:style style:name="T3" style:family="text">
      <style:text-properties style:font-name="Arial3" fo:font-weight="bold" officeooo:rsid="000d270f" style:font-weight-asian="bold" style:font-weight-complex="bold"/>
    </style:style>
    <style:style style:name="T4" style:family="text">
      <style:text-properties style:font-name="Arial3" fo:font-weight="bold" officeooo:rsid="0036fb4f" style:font-weight-asian="bold" style:font-weight-complex="bold"/>
    </style:style>
    <style:style style:name="T5" style:family="text">
      <style:text-properties style:font-name="Arial3" fo:font-weight="bold" officeooo:rsid="005142b4" style:font-weight-asian="bold" style:font-weight-complex="bold"/>
    </style:style>
    <style:style style:name="T6" style:family="text">
      <style:text-properties officeooo:rsid="003b3d75"/>
    </style:style>
    <style:style style:name="T7" style:family="text">
      <style:text-properties officeooo:rsid="003cb3a7"/>
    </style:style>
    <style:style style:name="T8" style:family="text">
      <style:text-properties officeooo:rsid="003cf210"/>
    </style:style>
    <style:style style:name="T9" style:family="text">
      <style:text-properties officeooo:rsid="004aad87"/>
    </style:style>
    <style:style style:name="T10" style:family="text">
      <style:text-properties officeooo:rsid="004dbd8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ulos_20_Apartados"><text:bookmark-start text:name="Ejercicios"/><text:span text:style-name="T2">Ejercicios</text:span><text:bookmark-end text:name="Ejercicios"/></text:p>
      <text:p text:style-name="P20"/>
      <text:list xml:id="list3801465075" text:style-name="Numbering_20_123">
        <text:list-item>
          <text:h text:style-name="P21" text:outline-level="1"><text:bookmark text:name="Ejercicio 1"/>Hemos clasificado los tipos de software:</text:h>
        </text:list-item>
      </text:list>
      <text:list xml:id="list1938190096" text:style-name="List_20_4">
        <text:list-item>
          <text:h text:style-name="P25" text:outline-level="1">Pon un ejemplo concreto de cada tipo.</text:h>
        </text:list-item>
      </text:list>
      <text:p text:style-name="P4">Software de sistema: <text:span text:style-name="T6">Windows 10</text:span></text:p>
      <text:p text:style-name="P4">Software de programación: <text:span text:style-name="T6">Visual Studio</text:span></text:p>
      <text:p text:style-name="P4">Software de aplicación: <text:span text:style-name="T6">LibreOffice Writer</text:span></text:p>
      <text:h text:style-name="P26" text:outline-level="1"/>
      <text:list xml:id="list184612250021326" text:continue-numbering="true" text:style-name="List_20_4">
        <text:list-item>
          <text:h text:style-name="P25" text:outline-level="1">Indica qué tipo de Software es Android dentro de las 2 clasificaciones de software que hemos visto.</text:h>
        </text:list-item>
      </text:list>
      <text:p text:style-name="P4"><text:span text:style-name="T7">Android e</text:span>s un software <text:span text:style-name="T7">libre </text:span>de sistema. <text:span text:style-name="T7">Google libero la mayoría del código bajo la licencia Apache.</text:span></text:p>
      <text:p text:style-name="P15"/>
      <text:list xml:id="list184612251609222" text:continue-list="list3801465075" text:style-name="Numbering_20_123">
        <text:list-item>
          <text:h text:style-name="P22" text:outline-level="1"><text:bookmark-start text:name="Ejercicio 2"/>Investiga qué es la licencia BSD e indica un software que la emplee.<text:bookmark-end text:name="Ejercicio 2"/></text:h>
        </text:list-item>
      </text:list>
      <text:p text:style-name="P4">Es un tipo de licencia más permisiva que la licencia GPL. La licencia BSD permite el uso del código fuente en software no libre.</text:p>
      <text:p text:style-name="P5">NetBSD es un software de sistema que emplea BSD.</text:p>
      <text:p text:style-name="P15"/>
      <text:list xml:id="list184614060202722" text:continue-numbering="true" text:style-name="Numbering_20_123">
        <text:list-item>
          <text:h text:style-name="P22" text:outline-level="1"><text:bookmark-start text:name="Ejercicio 3"/>Mira el vídeo sobre el copyright y Creative Commons:<text:bookmark-end text:name="Ejercicio 3"/></text:h>
        </text:list-item>
      </text:list>
      <text:list xml:id="list184612683956020" text:continue-list="list184612250021326" text:style-name="List_20_4">
        <text:list-item text:start-value="1">
          <text:h text:style-name="P24" text:outline-level="1" text:restart-numbering="true" text:start-value="-1">¿Para qué sirve Creative Commons?</text:h>
        </text:list-item>
      </text:list>
      <text:p text:style-name="P4">Creative Commons es una forma sencilla de decirle al mundo para que pueden utilizar tu obra y con que requisitos.</text:p>
      <text:p text:style-name="P4"/>
      <text:list xml:id="list184613989981263" text:continue-numbering="true" text:style-name="List_20_4">
        <text:list-item>
          <text:h text:style-name="P24" text:outline-level="1">Imagina que tienes una página Web en la que publicas contenidos ¿para qué te podría ser útil que existan licencias Creative Commons?</text:h>
        </text:list-item>
      </text:list>
      <text:p text:style-name="P6"><text:span text:style-name="T7">Con una licencia CC podría indicar, por ejemplo, que permito que la gente use mi contenido para obtener beneficio económico</text:span><text:span text:style-name="T8"> llevándome una comisión.</text:span></text:p>
      <text:p text:style-name="P11"/>
      <text:list xml:id="list184612784958875" text:continue-list="list184614060202722" text:style-name="Numbering_20_123">
        <text:list-item>
          <text:h text:style-name="P22" text:outline-level="1"><text:bookmark-start text:name="Ejercicio 4"/>¿Qué es el proyecto SETI y qué tipo de sistema operativo lo hace posible?<text:bookmark-end text:name="Ejercicio 4"/></text:h>
        </text:list-item>
      </text:list>
      <text:p text:style-name="P8">Es un proyecto el cual busca inteligencia extraterrestre. El proyecto paso a ser computación distribuida. Para esto se desarrollo el programa BOINC.</text:p>
      <text:p text:style-name="P8">BOINC es una infraestructura abierta.</text:p>
      <text:h text:style-name="P23" text:outline-level="1"/>
      <text:list xml:id="list184614136304605" text:continue-numbering="true" text:style-name="Numbering_20_123">
        <text:list-item>
          <text:h text:style-name="P22" text:outline-level="1"><text:bookmark-start text:name="Ejercicio 5"/>¿Qué diferencia hay entre un sistema operativo distribuido y uno en red? Pon un ejemplo en el que se use un sistema operativo distribuido.<text:bookmark-end text:name="Ejercicio 5"/></text:h>
        </text:list-item>
      </text:list>
      <text:p text:style-name="P30">La principal diferencia es que el SO en red somos concientes de que existe una red y en el distribuido no.</text:p>
      <text:p text:style-name="P10">Los SO distribuidos se usan, por ejemplo, <text:span text:style-name="T10">para controlar los sistemas de cajeros de un banco.</text:span></text:p>
      <text:p text:style-name="Standard"/>
      <text:p text:style-name="Standard"/>
      <text:p text:style-name="Standard"/>
      <text:p text:style-name="Standard"/>
      <text:p text:style-name="Standard"/>
      <text:p text:style-name="P18"/>
      <text:p text:style-name="P18"/>
      <text:list xml:id="list184613548511503" text:continue-numbering="true" text:style-name="Numbering_20_123">
        <text:list-item>
          <text:h text:style-name="P22" text:outline-level="1"><text:bookmark-start text:name="Ejercicio 6"/><text:soft-page-break/>Investiga sobre los tipos de sistema operativos siguientes:<text:bookmark-end text:name="Ejercicio 6"/></text:h>
        </text:list-item>
      </text:list>
      <text:list xml:id="list184612784710401" text:continue-list="list184613989981263" text:style-name="List_20_4">
        <text:list-item text:start-value="1">
          <text:h text:style-name="P27" text:outline-level="1" text:restart-numbering="true" text:start-value="-1">Qué es en tiempo real y pon un ejemplo en el que se use este tipo de sistema operativo.</text:h>
        </text:list-item>
      </text:list>
      <text:p text:style-name="P31">Un sistema operativo de tiempo real es aquel que ha sido desarrollado para aplicaciones de tiempo real. Es tan importante el tiempo de ejecución como el resultado.</text:p>
      <text:p text:style-name="P31">Un ejemplo seria el sistema de gestión de aviones en un aeropuerto.</text:p>
      <text:p text:style-name="Standard"/>
      <text:list xml:id="list184613817229129" text:continue-numbering="true" text:style-name="List_20_4">
        <text:list-item>
          <text:h text:style-name="P27" text:outline-level="1">Qué es un sistema operativo empotrado o embebido y pon un ejemplo en el que se use este tipo de sistema operativo.</text:h>
        </text:list-item>
      </text:list>
      <text:p text:style-name="Respuestas_20_preguntas">Un SO embebido esta diseñado para realizar funciones y cubrir necesidades especificas. Estos suelen ser sistemas en tiempo real. Un ejemplo seria la electrónica que controla una maquina expendedora o el sistema de control de una impresora.</text:p>
      <text:p text:style-name="P19"/>
      <text:list xml:id="list184612561163366" text:continue-list="list184613548511503" text:style-name="Numbering_20_123">
        <text:list-item>
          <text:h text:style-name="P22" text:outline-level="1"><text:bookmark-start text:name="Ejercicio 7"/>Investiga sobre virtualización:<text:bookmark-end text:name="Ejercicio 7"/></text:h>
        </text:list-item>
      </text:list>
      <text:list xml:id="list184613879487634" text:continue-list="list184613817229129" text:style-name="List_20_4">
        <text:list-item text:start-value="1">
          <text:h text:style-name="P28" text:outline-level="1" text:restart-numbering="true" text:start-value="-1">Busca 2 empresas que utilicen tecnología Docker e incluye qué problema resuelven con esta plataforma.</text:h>
        </text:list-item>
      </text:list>
      <text:p text:style-name="P12">Spotify, ahorraron multitud de horas de gestión de sistemas, reparación, recuperación y reinstalación de estos. Antes usaban maquinas virtuales a las que se conectaban mediante SSH.</text:p>
      <text:p text:style-name="P13">Paypal, pudieron modernizar su infraestructura sin tener que actualizar la aplicación, además notaron un aumento de eficiencia de 10% al 20% en algunas aplicaciones.</text:p>
      <text:p text:style-name="Standard"/>
      <text:list xml:id="list184613343635720" text:continue-numbering="true" text:style-name="List_20_4">
        <text:list-item>
          <text:h text:style-name="P28" text:outline-level="1">Hemos visto Amazon EC pero existen otras soluciones de virtualización en la nube</text:h>
          <text:list>
            <text:list-item>
              <text:h text:style-name="P24" text:outline-level="1">¿Qué es IaaS? Realiza una breve descripción con tus propias palabras.</text:h>
            </text:list-item>
          </text:list>
        </text:list-item>
      </text:list>
      <text:p text:style-name="P14">Iaas es usar la infraestructura como un servicio. Las empresas pueden contratar infraestructura a un tercero, pudiendo elegir la capacidad del proceso, la memoria a usar y el espacio de almacenamiento.</text:p>
      <text:p text:style-name="Standard"/>
      <text:list xml:id="list184612625583253" text:continue-numbering="true" text:style-name="List_20_4">
        <text:list-item>
          <text:list>
            <text:list-item>
              <text:h text:style-name="P24" text:outline-level="1">¿Qué es Horbito? Explica en qué se diferencia de Google Drive o Dropbox.</text:h>
            </text:list-item>
          </text:list>
        </text:list-item>
      </text:list>
      <text:p text:style-name="P9">Horbito es un sistema operativo online. A diferencia de Google Driv<text:span text:style-name="T9">e</text:span> o Dropbox, Horbito no solo sirve para almacenar datos, sino que es un SO completo y totalmente accesible desde la red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20"><text:bookmark-start text:name="Referencias"/>Referencias<text:bookmark-end text:name="Referencias"/></text:p>
      <text:list xml:id="list1963318388" text:style-name="List_20_5">
        <text:list-item>
          <text:h text:style-name="P29" text:outline-level="1"><text:a xlink:type="simple" xlink:href="https://es.wikipedia.org/wiki/Android" text:style-name="Internet_20_link" text:visited-style-name="Visited_20_Internet_20_Link">https://es.wikipedia.org/wiki/Android</text:a></text:h>
        </text:list-item>
        <text:list-item>
          <text:h text:style-name="P29" text:outline-level="1"><text:a xlink:type="simple" xlink:href="https://es.wikipedia.org/wiki/Licencia_BSD" text:style-name="Internet_20_link" text:visited-style-name="Visited_20_Internet_20_Link">https://es.wikipedia.org/wiki/Licencia_BSD</text:a></text:h>
        </text:list-item>
        <text:list-item>
          <text:h text:style-name="P29" text:outline-level="1"><text:a xlink:type="simple" xlink:href="https://es.wikipedia.org/wiki/SETI" text:style-name="Internet_20_link" text:visited-style-name="Visited_20_Internet_20_Link">https://es.wikipedia.org/wiki/SETI</text:a></text:h>
        </text:list-item>
        <text:list-item>
          <text:h text:style-name="P29" text:outline-level="1"><text:a xlink:type="simple" xlink:href="https://es.wikipedia.org/wiki/Berkeley_Open_Infrastructure_for_Network_Computing" text:style-name="Internet_20_link" text:visited-style-name="Visited_20_Internet_20_Link">https://es.wikipedia.org/wiki/Berkeley_Open_Infrastructure_for_Network_Computing</text:a></text:h>
        </text:list-item>
        <text:list-item>
          <text:h text:style-name="P29" text:outline-level="1"><text:a xlink:type="simple" xlink:href="https://es.wikipedia.org/wiki/Computación_distribuida#Aplicaciones_y_Ejemplos" text:style-name="Internet_20_link" text:visited-style-name="Visited_20_Internet_20_Link">https://es.wikipedia.org/wiki/Computaci%C3%B3n_distribuida#Aplicaciones_y_Ejemplos</text:a></text:h>
        </text:list-item>
        <text:list-item>
          <text:h text:style-name="P29" text:outline-level="1"><text:a xlink:type="simple" xlink:href="https://www.ecured.cu/Sistema_Operativo_de_Tiempo_Real" text:style-name="Internet_20_link" text:visited-style-name="Visited_20_Internet_20_Link">https://www.ecured.cu/Sistema_Operativo_de_Tiempo_Real</text:a></text:h>
        </text:list-item>
        <text:list-item>
          <text:h text:style-name="P29" text:outline-level="1"><text:a xlink:type="simple" xlink:href="https://es.wikipedia.org/wiki/Sistema_operativo_de_tiempo_real" text:style-name="Internet_20_link" text:visited-style-name="Visited_20_Internet_20_Link">https://es.wikipedia.org/wiki/Sistema_operativo_de_tiempo_real</text:a></text:h>
        </text:list-item>
        <text:list-item>
          <text:h text:style-name="P29" text:outline-level="1"><text:a xlink:type="simple" xlink:href="https://es.wikipedia.org/wiki/Sistema_embebido" text:style-name="Internet_20_link" text:visited-style-name="Visited_20_Internet_20_Link">https://es.wikipedia.org/wiki/Sistema_embebido</text:a></text:h>
        </text:list-item>
        <text:list-item>
          <text:h text:style-name="P29" text:outline-level="1"><text:a xlink:type="simple" xlink:href="https://openwebinars.net/blog/3-casos-reales-de-uso-de-docker-en-grandes-empresas/" text:style-name="Internet_20_link" text:visited-style-name="Visited_20_Internet_20_Link">https://openwebinars.net/blog/3-casos-reales-de-uso-de-docker-en-grandes-empresas/</text:a></text:h>
        </text:list-item>
        <text:list-item>
          <text:h text:style-name="P29" text:outline-level="1"><text:a xlink:type="simple" xlink:href="https://blog.techdata.com/ts/latam/contenedores-historias-de-éxito-de-tres-organizaciones-clave" text:style-name="Internet_20_link" text:visited-style-name="Visited_20_Internet_20_Link">https://blog.techdata.com/ts/latam/contenedores-historias-de-%C3%A9xito-de-tres-organizaciones-clave</text:a></text:h>
        </text:list-item>
        <text:list-item>
          <text:h text:style-name="P29" text:outline-level="1"><text:a xlink:type="simple" xlink:href="https://www.ambit-bst.com/blog/definición-de-iaas-paas-y-saas-en-qué-se-diferencian" text:style-name="Internet_20_link" text:visited-style-name="Visited_20_Internet_20_Link">https://www.ambit-bst.com/blog/definici%C3%B3n-de-iaas-paas-y-saas-en-qu%C3%A9-se-diferencian</text:a></text:h>
        </text:list-item>
        <text:list-item>
          <text:h text:style-name="P29" text:outline-level="1"><text:a xlink:type="simple" xlink:href="https://www.gizlogic.com/77173-2/" text:style-name="Internet_20_link" text:visited-style-name="Visited_20_Internet_20_Link">https://www.gizlogic.com/77173-2/</text:a></text:h>
        </text:list-item>
        <text:list-item>
          <text:h text:style-name="P29" text:outline-level="1"><text:a xlink:type="simple" xlink:href="https://www.netbsd.org/" text:style-name="Internet_20_link" text:visited-style-name="Visited_20_Internet_20_Link">https://www.netbsd.org/</text:a></text:h>
        </text:list-item>
        <text:list-item>
          <text:h text:style-name="P29" text:outline-level="1">Apuntes</text:h>
        </text:list-item>
      </text:list>
      <text:p text:style-name="P7"/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/>
    <style:style style:name="Respuestas_20_preguntas" style:display-name="Respuestas preguntas" style:family="paragraph" style:parent-style-name="Standard" style:auto-update="true" style:master-page-name="">
      <style:paragraph-properties fo:margin-left="1.259cm" fo:margin-right="0cm" fo:text-align="start" style:justify-single-word="false" fo:text-indent="0cm" style:auto-text-indent="false" style:page-number="auto">
        <style:tab-stops/>
      </style:paragraph-properties>
      <style:text-properties style:font-name="Arial1" fo:font-family="Arial" style:font-style-name="Normal" style:font-family-generic="swiss" style:font-pitch="variable"/>
    </style:style>
    <style:style style:name="Preguntas" style:family="paragraph" style:parent-style-name="Standard" style:auto-update="true" style:default-outline-level="1" style:list-style-name="Numbering_20_123" style:master-page-name="">
      <style:paragraph-properties style:page-number="auto"/>
      <style:text-properties fo:color="#002751" loext:opacity="100%" style:font-name="Arial1" fo:font-family="Arial" style:font-style-name="Normal" style:font-family-generic="swiss" style:font-pitch="variable"/>
    </style:style>
    <style:style style:name="Preguntas2" style:family="paragraph" style:parent-style-name="Preguntas" style:auto-update="true" style:list-style-name="List_20_4" style:master-page-name="">
      <style:paragraph-properties style:page-number="auto"/>
      <style:text-properties fo:color="#01448d" loext:opacity="100%"/>
    </style:style>
    <style:style style:name="Titulos_20_Apartados" style:display-name="Titulos Apartados" style:family="paragraph" style:parent-style-name="Standard" style:auto-update="true">
      <style:paragraph-properties fo:margin-top="0.101cm" fo:margin-bottom="0.101cm" style:contextual-spacing="false">
        <style:tab-stops/>
      </style:paragraph-properties>
      <style:text-properties style:font-name="Arial2" fo:font-family="Arial" style:font-style-name="Negrita" style:font-family-generic="swiss" style:font-pitch="variable" fo:font-weight="bold"/>
    </style:style>
    <style:style style:name="Referencias" style:family="paragraph" style:parent-style-name="Preguntas2" style:auto-update="true" style:list-style-name="List_20_5" style:master-page-name="">
      <style:paragraph-properties fo:margin-top="0cm" fo:margin-bottom="0cm" style:contextual-spacing="false" fo:line-height="115%" style:page-number="auto">
        <style:tab-stops/>
      </style:paragraph-properties>
      <style:text-properties style:use-window-font-color="true" loext:opacity="0%" style:text-underline-style="none" fo:background-color="transparen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age_20_Number" style:display-name="Page Number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4cm" fo:margin-left="0.64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619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4" style:display-name="List 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space" fo:text-indent="-0.3cm" fo:margin-left="0.4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3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space" fo:text-indent="-0.499cm" fo:margin-left="1.199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space" fo:text-indent="-0.4cm" fo:margin-left="1.6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space" fo:text-indent="-0.4cm" fo:margin-left="2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space" fo:text-indent="-0.4cm" fo:margin-left="2.401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space" fo:text-indent="-0.4cm" fo:margin-left="2.799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space" fo:text-indent="-0.4cm" fo:margin-left="3.2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space" fo:text-indent="-0.4cm" fo:margin-left="3.6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space" fo:text-indent="-0.4cm" fo:margin-left="4.001cm"/>
        </style:list-level-properties>
      </text:list-level-style-number>
    </text:list-style>
    <text:list-style style:name="List_20_5" style:display-name="List 5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Arial3" fo:font-weight="bold" officeooo:rsid="000e5ead" officeooo:paragraph-rsid="0036fb4f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36fb4f"/>
    </style:style>
    <style:style style:name="MP3" style:family="paragraph" style:parent-style-name="Footer">
      <style:paragraph-properties fo:text-align="end" style:justify-single-word="false"/>
      <style:text-properties officeooo:rsid="000d270f" officeooo:paragraph-rsid="000d270f"/>
    </style:style>
    <style:style style:name="MT1" style:family="text">
      <style:text-properties officeooo:rsid="000d270f"/>
    </style:style>
    <style:style style:name="MT2" style:family="text">
      <style:text-properties style:font-name="Arial3" fo:font-weight="bold" officeooo:rsid="000d270f" style:font-weight-asian="bold" style:font-weight-complex="bold"/>
    </style:style>
    <style:style style:name="MT3" style:family="text">
      <style:text-properties style:font-name="Arial3" fo:font-weight="bold" officeooo:rsid="0036fb4f" style:font-weight-asian="bold" style:font-weight-complex="bold"/>
    </style:style>
    <style:style style:name="MT4" style:family="text">
      <style:text-properties style:font-name="Arial3" fo:font-weight="bold" officeooo:rsid="005142b4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1o ASIR – ISO<text:tab/><text:tab/><text:span text:style-name="MT1">Franco Larrea</text:span></text:p>
        <text:p text:style-name="MP2"><text:span text:style-name="MT2"><text:tab/>UNIDAD 1 – </text:span><text:span text:style-name="MT3">CUESTIONARIO </text:span><text:span text:style-name="MT4">CONCEPTOS BASICOS</text:span></text:p>
      </style:header>
      <style:footer>
        <text:p text:style-name="MP3">Pagina <text:page-number text:select-page="current">3</text:page-number><text:s/>de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I116-05 </meta:initial-creator>
    <meta:creation-date>2020-09-14T18:57:27.245292127</meta:creation-date>
    <dc:date>2020-10-06T18:46:11.643000000</dc:date>
    <meta:editing-duration>PT2H9M45S</meta:editing-duration>
    <meta:editing-cycles>44</meta:editing-cycles>
    <meta:generator>LibreOffice/7.0.0.3$Windows_X86_64 LibreOffice_project/8061b3e9204bef6b321a21033174034a5e2ea88e</meta:generator>
    <meta:document-statistic meta:table-count="0" meta:image-count="0" meta:object-count="0" meta:page-count="3" meta:paragraph-count="55" meta:word-count="643" meta:character-count="4450" meta:non-whitespace-character-count="3889"/>
    <meta:user-defined meta:name="URL">Verde</meta:user-defined>
  </office:meta>
</office:document-meta>
</file>